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7</text:p>
          </table:table-cell>
        </table:table-row>
        <table:table-row table:style-name="ro1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7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0:02:39.830552685</meta:creation-date>
    <meta:generator>LibreOffice/7.3.4.2$Linux_X86_64 LibreOffice_project/30$Build-2</meta:generator>
    <dc:date>2022-08-16T00:07:00.237310709</dc:date>
    <meta:editing-duration>PT4M21S</meta:editing-duration>
    <meta:editing-cycles>1</meta:editing-cycles>
    <meta:document-statistic meta:table-count="1" meta:cell-count="4536" meta:object-count="0"/>
  </office:meta>
</office:document-meta>
</file>